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82in"/>
    </style:style>
    <style:style style:name="co3" style:family="table-column">
      <style:table-column-properties fo:break-before="auto" style:column-width="1.2693in"/>
    </style:style>
    <style:style style:name="co4" style:family="table-column">
      <style:table-column-properties fo:break-before="auto" style:column-width="1.5492in"/>
    </style:style>
    <style:style style:name="co5" style:family="table-column">
      <style:table-column-properties fo:break-before="auto" style:column-width="1.5602in"/>
    </style:style>
    <style:style style:name="co6" style:family="table-column">
      <style:table-column-properties fo:break-before="auto" style:column-width="1.4528in"/>
    </style:style>
    <style:style style:name="co7" style:family="table-column">
      <style:table-column-properties fo:break-before="auto" style:column-width="1.1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 style:data-style-name="N37">
      <style:table-cell-properties fo:background-color="#c0c0c0"/>
    </style:style>
    <style:style style:name="ce3" style:family="table-cell" style:parent-style-name="Default" style:data-style-name="N1"/>
    <style:style style:name="ce4" style:family="table-cell" style:parent-style-name="Default" style:data-style-name="N60"/>
    <style:style style:name="ce5" style:family="table-cell" style:parent-style-name="Default" style:data-style-name="N117"/>
    <style:style style:name="ce6" style:family="table-cell" style:parent-style-name="Default" style:data-style-name="N11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ndrew Larson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University of Minnesota Duluth</text:p>
          </table:table-cell>
          <table:table-cell table:style-name="ce1" table:number-columns-repeated="10"/>
        </table:table-row>
        <table:table-row table:style-name="ro1">
          <table:table-cell table:style-name="ce1" table:number-columns-repeated="11"/>
        </table:table-row>
        <table:table-row table:style-name="ro1">
          <table:table-cell table:style-name="ce1" office:value-type="string">
            <text:p>QUICurb – CUDA 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Investigating boundary compression</text:p>
          </table:table-cell>
          <table:table-cell table:style-name="ce1" table:number-columns-repeated="10"/>
        </table:table-row>
        <table:table-row table:style-name="ro1">
          <table:table-cell table:style-name="ce1" table:number-columns-repeated="11"/>
        </table:table-row>
        <table:table-row table:style-name="ro1">
          <table:table-cell table:style-name="ce1" office:value-type="string">
            <text:p>This spreadsheet deals with the idea of encoding the seperate matrices e, f, g, h, m, n, o, p and q used for QUICurb into a single matrix.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The values possible for e, f, g, h, m and n are {0., 1.}. The values possible for o, p and q are {.5, 1.}. This information can be encoded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into 9bits. This fits nicely into 2 bytes. Currently, the information for one cell is stored in 24 bytes. (Incorperation of o, p and q happens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before the SOR iteration scheme, leaving e, f, g, h, m and n with their values modified accordingly.</text:p>
          </table:table-cell>
          <table:table-cell table:style-name="ce1" table:number-columns-repeated="10"/>
        </table:table-row>
        <table:table-row table:style-name="ro1">
          <table:table-cell table:style-name="ce1" table:number-columns-repeated="11"/>
        </table:table-row>
        <table:table-row table:style-name="ro1">
          <table:table-cell table:style-name="ce1" office:value-type="string">
            <text:p>After reviewing Eric's notes I noticed that technically, only five bits are needed, since only 26 different conditions exist.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However, encoding into and out of 5 bits may require to much computation, whereas simply shifting 9 bits into an int is both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straightforward and not computationally complicated.</text:p>
          </table:table-cell>
          <table:table-cell table:style-name="ce1" table:number-columns-repeated="10"/>
        </table:table-row>
        <table:table-row table:style-name="ro1">
          <table:table-cell table:style-name="ce1" table:number-columns-repeated="11"/>
        </table:table-row>
        <table:table-row table:style-name="ro1">
          <table:table-cell table:style-name="ce1" office:value-type="string">
            <text:p>This idea is advantageous because it allows for larger domains to fit onto the device.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>
            <text:p>(There is also the possibility that this may decrease average iteration time. Due to the decrease in memory transfers. &lt;Appears to be sligtly slower&gt;)</text:p>
          </table:table-cell>
          <table:table-cell table:style-name="ce1"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omain</text:p>
          </table:table-cell>
          <table:table-cell table:number-columns-repeated="2"/>
          <table:table-cell table:number-columns-repeated="2" office:value-type="string">
            <text:p>Total Elements</text:p>
          </table:table-cell>
          <table:table-cell office:value-type="string">
            <text:p>Total Memory (in bytes)</text:p>
          </table:table-cell>
          <table:table-cell office:value-type="string">
            <text:p>Total Memory (Mb)</text:p>
          </table:table-cell>
          <table:table-cell office:value-type="string">
            <text:p>Total Memory (in bytes)</text:p>
          </table:table-cell>
          <table:table-cell office:value-type="string">
            <text:p>Total Memory (in Mb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<text:s text:c="4"/>for Space</text:p>
          </table:table-cell>
          <table:table-cell office:value-type="string">
            <text:p><text:s text:c="3"/>for Boundary Data</text:p>
          </table:table-cell>
          <table:table-cell table:number-columns-repeated="2" office:value-type="string">
            <text:p><text:s text:c="5"/>as 9 Floats</text:p>
          </table:table-cell>
          <table:table-cell table:number-columns-repeated="2" office:value-type="string">
            <text:p><text:s text:c="4"/>as 2 char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4">
            <text:p>64</text:p>
          </table:table-cell>
          <table:table-cell office:value-type="float" office:value="21">
            <text:p>21</text:p>
          </table:table-cell>
          <table:table-cell table:formula="oooc:=[.A21]*[.B21]*[.C21]" office:value-type="float" office:value="86016">
            <text:p>86016</text:p>
          </table:table-cell>
          <table:table-cell table:formula="oooc:=[.D21]*9" office:value-type="float" office:value="774144">
            <text:p>774144</text:p>
          </table:table-cell>
          <table:table-cell table:formula="oooc:=[.E21]*4" office:value-type="float" office:value="3096576">
            <text:p>3096576</text:p>
          </table:table-cell>
          <table:table-cell table:formula="oooc:=[.F21]/1024/1024" office:value-type="float" office:value="2.953125">
            <text:p>2.95</text:p>
          </table:table-cell>
          <table:table-cell table:formula="oooc:=[.D21]*2*1" office:value-type="float" office:value="172032">
            <text:p>172032</text:p>
          </table:table-cell>
          <table:table-cell table:formula="oooc:=[.H21]/1024/1024" office:value-type="float" office:value="0.1640625">
            <text:p>0.16</text:p>
          </table:table-cell>
          <table:table-cell table:formula="oooc:=[.H21]/[.F21]" office:value-type="float" office:value="0.0555555555555556">
            <text:p>0.06</text:p>
          </table:table-cell>
          <table:table-cell/>
        </table:table-row>
        <table:table-row table:style-name="ro1">
          <table:table-cell table:formula="oooc:=[.A21]*2" office:value-type="float" office:value="128">
            <text:p>128</text:p>
          </table:table-cell>
          <table:table-cell table:formula="oooc:=[.B21]*2" office:value-type="float" office:value="128">
            <text:p>128</text:p>
          </table:table-cell>
          <table:table-cell table:formula="oooc:=[.C21]" office:value-type="float" office:value="21">
            <text:p>21</text:p>
          </table:table-cell>
          <table:table-cell table:formula="oooc:=[.A22]*[.B22]*[.C22]" office:value-type="float" office:value="344064">
            <text:p>344064</text:p>
          </table:table-cell>
          <table:table-cell table:formula="oooc:=[.D22]*9" office:value-type="float" office:value="3096576">
            <text:p>3096576</text:p>
          </table:table-cell>
          <table:table-cell table:formula="oooc:=[.E22]*4" office:value-type="float" office:value="12386304">
            <text:p>12386304</text:p>
          </table:table-cell>
          <table:table-cell table:formula="oooc:=[.F22]/1024/1024" office:value-type="float" office:value="11.8125">
            <text:p>11.81</text:p>
          </table:table-cell>
          <table:table-cell table:formula="oooc:=[.D22]*2*1" office:value-type="float" office:value="688128">
            <text:p>688128</text:p>
          </table:table-cell>
          <table:table-cell table:formula="oooc:=[.H22]/1024/1024" office:value-type="float" office:value="0.65625">
            <text:p>0.66</text:p>
          </table:table-cell>
          <table:table-cell table:formula="oooc:=[.H22]/[.F22]" office:value-type="float" office:value="0.0555555555555556">
            <text:p>0.06</text:p>
          </table:table-cell>
          <table:table-cell/>
        </table:table-row>
        <table:table-row table:style-name="ro1">
          <table:table-cell table:formula="oooc:=[.A22]*2" office:value-type="float" office:value="256">
            <text:p>256</text:p>
          </table:table-cell>
          <table:table-cell table:formula="oooc:=[.B22]*2" office:value-type="float" office:value="256">
            <text:p>256</text:p>
          </table:table-cell>
          <table:table-cell table:formula="oooc:=[.C22]" office:value-type="float" office:value="21">
            <text:p>21</text:p>
          </table:table-cell>
          <table:table-cell table:formula="oooc:=[.A23]*[.B23]*[.C23]" office:value-type="float" office:value="1376256">
            <text:p>1376256</text:p>
          </table:table-cell>
          <table:table-cell table:formula="oooc:=[.D23]*9" office:value-type="float" office:value="12386304">
            <text:p>12386304</text:p>
          </table:table-cell>
          <table:table-cell table:formula="oooc:=[.E23]*4" office:value-type="float" office:value="49545216">
            <text:p>49545216</text:p>
          </table:table-cell>
          <table:table-cell table:formula="oooc:=[.F23]/1024/1024" office:value-type="float" office:value="47.25">
            <text:p>47.25</text:p>
          </table:table-cell>
          <table:table-cell table:formula="oooc:=[.D23]*2*1" office:value-type="float" office:value="2752512">
            <text:p>2752512</text:p>
          </table:table-cell>
          <table:table-cell table:formula="oooc:=[.H23]/1024/1024" office:value-type="float" office:value="2.625">
            <text:p>2.63</text:p>
          </table:table-cell>
          <table:table-cell table:formula="oooc:=[.H23]/[.F23]" office:value-type="float" office:value="0.0555555555555556">
            <text:p>0.06</text:p>
          </table:table-cell>
          <table:table-cell/>
        </table:table-row>
        <table:table-row table:style-name="ro1">
          <table:table-cell table:formula="oooc:=[.A23]*2" office:value-type="float" office:value="512">
            <text:p>512</text:p>
          </table:table-cell>
          <table:table-cell table:formula="oooc:=[.B23]*2" office:value-type="float" office:value="512">
            <text:p>512</text:p>
          </table:table-cell>
          <table:table-cell table:formula="oooc:=[.C23]" office:value-type="float" office:value="21">
            <text:p>21</text:p>
          </table:table-cell>
          <table:table-cell table:formula="oooc:=[.A24]*[.B24]*[.C24]" office:value-type="float" office:value="5505024">
            <text:p>5505024</text:p>
          </table:table-cell>
          <table:table-cell table:formula="oooc:=[.D24]*9" office:value-type="float" office:value="49545216">
            <text:p>49545216</text:p>
          </table:table-cell>
          <table:table-cell table:formula="oooc:=[.E24]*4" office:value-type="float" office:value="198180864">
            <text:p>198180864</text:p>
          </table:table-cell>
          <table:table-cell table:formula="oooc:=[.F24]/1024/1024" office:value-type="float" office:value="189">
            <text:p>189</text:p>
          </table:table-cell>
          <table:table-cell table:formula="oooc:=[.D24]*2*1" office:value-type="float" office:value="11010048">
            <text:p>11010048</text:p>
          </table:table-cell>
          <table:table-cell table:formula="oooc:=[.H24]/1024/1024" office:value-type="float" office:value="10.5">
            <text:p>10.5</text:p>
          </table:table-cell>
          <table:table-cell table:formula="oooc:=[.H24]/[.F24]" office:value-type="float" office:value="0.0555555555555556">
            <text:p>0.06</text:p>
          </table:table-cell>
          <table:table-cell/>
        </table:table-row>
        <table:table-row table:style-name="ro1">
          <table:table-cell table:formula="oooc:=[.A24]*2" office:value-type="float" office:value="1024">
            <text:p>1024</text:p>
          </table:table-cell>
          <table:table-cell table:formula="oooc:=[.B24]*2" office:value-type="float" office:value="1024">
            <text:p>1024</text:p>
          </table:table-cell>
          <table:table-cell table:formula="oooc:=[.C24]" office:value-type="float" office:value="21">
            <text:p>21</text:p>
          </table:table-cell>
          <table:table-cell table:formula="oooc:=[.A25]*[.B25]*[.C25]" office:value-type="float" office:value="22020096">
            <text:p>22020096</text:p>
          </table:table-cell>
          <table:table-cell table:formula="oooc:=[.D25]*9" office:value-type="float" office:value="198180864">
            <text:p>198180864</text:p>
          </table:table-cell>
          <table:table-cell table:formula="oooc:=[.E25]*4" office:value-type="float" office:value="792723456">
            <text:p>792723456</text:p>
          </table:table-cell>
          <table:table-cell table:formula="oooc:=[.F25]/1024/1024" office:value-type="float" office:value="756">
            <text:p>756</text:p>
          </table:table-cell>
          <table:table-cell table:formula="oooc:=[.D25]*2*1" office:value-type="float" office:value="44040192">
            <text:p>44040192</text:p>
          </table:table-cell>
          <table:table-cell table:formula="oooc:=[.H25]/1024/1024" office:value-type="float" office:value="42">
            <text:p>42</text:p>
          </table:table-cell>
          <table:table-cell table:formula="oooc:=[.H25]/[.F25]" office:value-type="float" office:value="0.0555555555555556">
            <text:p>0.06</text:p>
          </table:table-cell>
          <table:table-cell/>
        </table:table-row>
        <table:table-row table:style-name="ro1">
          <table:table-cell table:formula="oooc:=[.A25]*2" office:value-type="float" office:value="2048">
            <text:p>2048</text:p>
          </table:table-cell>
          <table:table-cell table:formula="oooc:=[.B25]*2" office:value-type="float" office:value="2048">
            <text:p>2048</text:p>
          </table:table-cell>
          <table:table-cell table:formula="oooc:=[.C25]" office:value-type="float" office:value="21">
            <text:p>21</text:p>
          </table:table-cell>
          <table:table-cell table:formula="oooc:=[.A26]*[.B26]*[.C26]" office:value-type="float" office:value="88080384">
            <text:p>88080384</text:p>
          </table:table-cell>
          <table:table-cell table:formula="oooc:=[.D26]*9" office:value-type="float" office:value="792723456">
            <text:p>792723456</text:p>
          </table:table-cell>
          <table:table-cell table:formula="oooc:=[.E26]*4" office:value-type="float" office:value="3170893824">
            <text:p>3170893824</text:p>
          </table:table-cell>
          <table:table-cell table:formula="oooc:=[.F26]/1024/1024" office:value-type="float" office:value="3024">
            <text:p>3024</text:p>
          </table:table-cell>
          <table:table-cell table:formula="oooc:=[.D26]*2*1" office:value-type="float" office:value="176160768">
            <text:p>176160768</text:p>
          </table:table-cell>
          <table:table-cell table:formula="oooc:=[.H26]/1024/1024" office:value-type="float" office:value="168">
            <text:p>168</text:p>
          </table:table-cell>
          <table:table-cell table:formula="oooc:=[.H26]/[.F26]" office:value-type="float" office:value="0.0555555555555556">
            <text:p>0.06</text:p>
          </table:table-cell>
          <table:table-cell/>
        </table:table-row>
        <table:table-row table:style-name="ro1">
          <table:table-cell table:formula="oooc:=[.A26]*2" office:value-type="float" office:value="4096">
            <text:p>4096</text:p>
          </table:table-cell>
          <table:table-cell table:formula="oooc:=[.B26]*2" office:value-type="float" office:value="4096">
            <text:p>4096</text:p>
          </table:table-cell>
          <table:table-cell table:formula="oooc:=[.C26]" office:value-type="float" office:value="21">
            <text:p>21</text:p>
          </table:table-cell>
          <table:table-cell table:formula="oooc:=[.A27]*[.B27]*[.C27]" office:value-type="float" office:value="352321536">
            <text:p>352321536</text:p>
          </table:table-cell>
          <table:table-cell table:formula="oooc:=[.D27]*9" office:value-type="float" office:value="3170893824">
            <text:p>3170893824</text:p>
          </table:table-cell>
          <table:table-cell table:formula="oooc:=[.E27]*4" office:value-type="float" office:value="12683575296">
            <text:p>12683575296</text:p>
          </table:table-cell>
          <table:table-cell table:formula="oooc:=[.F27]/1024/1024" office:value-type="float" office:value="12096">
            <text:p>12096</text:p>
          </table:table-cell>
          <table:table-cell table:formula="oooc:=[.D27]*2*1" office:value-type="float" office:value="704643072">
            <text:p>704643072</text:p>
          </table:table-cell>
          <table:table-cell table:formula="oooc:=[.H27]/1024/1024" office:value-type="float" office:value="672">
            <text:p>672</text:p>
          </table:table-cell>
          <table:table-cell table:formula="oooc:=[.H27]/[.F27]" office:value-type="float" office:value="0.0555555555555556">
            <text:p>0.06</text:p>
          </table:table-cell>
          <table:table-cell/>
        </table:table-row>
        <table:table-row table:style-name="ro1">
          <table:table-cell table:formula="oooc:=[.A27]*2" office:value-type="float" office:value="8192">
            <text:p>8192</text:p>
          </table:table-cell>
          <table:table-cell table:formula="oooc:=[.B27]*2" office:value-type="float" office:value="8192">
            <text:p>8192</text:p>
          </table:table-cell>
          <table:table-cell table:formula="oooc:=[.C27]" office:value-type="float" office:value="21">
            <text:p>21</text:p>
          </table:table-cell>
          <table:table-cell table:formula="oooc:=[.A28]*[.B28]*[.C28]" office:value-type="float" office:value="1409286144">
            <text:p>1409286144</text:p>
          </table:table-cell>
          <table:table-cell table:formula="oooc:=[.D28]*9" office:value-type="float" office:value="12683575296">
            <text:p>12683575296</text:p>
          </table:table-cell>
          <table:table-cell table:formula="oooc:=[.E28]*4" office:value-type="float" office:value="50734301184">
            <text:p>50734301184</text:p>
          </table:table-cell>
          <table:table-cell table:formula="oooc:=[.F28]/1024/1024" office:value-type="float" office:value="48384">
            <text:p>48384</text:p>
          </table:table-cell>
          <table:table-cell table:formula="oooc:=[.D28]*2*1" office:value-type="float" office:value="2818572288">
            <text:p>2818572288</text:p>
          </table:table-cell>
          <table:table-cell table:formula="oooc:=[.H28]/1024/1024" office:value-type="float" office:value="2688">
            <text:p>2688</text:p>
          </table:table-cell>
          <table:table-cell table:formula="oooc:=[.H28]/[.F28]" office:value-type="float" office:value="0.0555555555555556">
            <text:p>0.06</text:p>
          </table:table-cell>
          <table:table-cell/>
        </table:table-row>
        <table:table-row table:style-name="ro1">
          <table:table-cell table:formula="oooc:=[.A28]*2" office:value-type="float" office:value="16384">
            <text:p>16384</text:p>
          </table:table-cell>
          <table:table-cell table:formula="oooc:=[.B28]*2" office:value-type="float" office:value="16384">
            <text:p>16384</text:p>
          </table:table-cell>
          <table:table-cell table:formula="oooc:=[.C28]" office:value-type="float" office:value="21">
            <text:p>21</text:p>
          </table:table-cell>
          <table:table-cell table:formula="oooc:=[.A29]*[.B29]*[.C29]" office:value-type="float" office:value="5637144576">
            <text:p>5637144576</text:p>
          </table:table-cell>
          <table:table-cell table:formula="oooc:=[.D29]*9" office:value-type="float" office:value="50734301184">
            <text:p>50734301184</text:p>
          </table:table-cell>
          <table:table-cell table:formula="oooc:=[.E29]*4" office:value-type="float" office:value="202937204736">
            <text:p>202937204736</text:p>
          </table:table-cell>
          <table:table-cell table:formula="oooc:=[.F29]/1024/1024" office:value-type="float" office:value="193536">
            <text:p>193536</text:p>
          </table:table-cell>
          <table:table-cell table:formula="oooc:=[.D29]*2*1" office:value-type="float" office:value="11274289152">
            <text:p>11274289152</text:p>
          </table:table-cell>
          <table:table-cell table:formula="oooc:=[.H29]/1024/1024" office:value-type="float" office:value="10752">
            <text:p>10752</text:p>
          </table:table-cell>
          <table:table-cell table:formula="oooc:=[.H29]/[.F29]" office:value-type="float" office:value="0.0555555555555556">
            <text:p>0.06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(Assuming only power of 2 increases in domain.)</text:p>
          </table:table-cell>
          <table:table-cell table:number-columns-repeated="10"/>
        </table:table-row>
        <table:table-row table:style-name="ro1">
          <table:table-cell office:value-type="string">
            <text:p>Assuming the device has a global memory capacity of 512Mb the largest domain with the boundary data as 9 floats is 512x512x21.</text:p>
          </table:table-cell>
          <table:table-cell table:number-columns-repeated="10"/>
        </table:table-row>
        <table:table-row table:style-name="ro1">
          <table:table-cell office:value-type="string">
            <text:p>However, as 2 chars the largest domain is 2048x2048x2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Using real data for a 256x256x21 memory transfer and assuming that the transfer rates increase with the number of elements, we will guess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Transfer Time per byte</text:p>
          </table:table-cell>
          <table:table-cell/>
          <table:table-cell table:style-name="ce4" table:formula="oooc:=[.D44]/([.D23]*10*4)" office:value-type="float" office:value="0.00000000487060546875">
            <text:p>4.87E-0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llocation Time per byte</text:p>
          </table:table-cell>
          <table:table-cell/>
          <table:table-cell table:style-name="ce4" table:formula="oooc:=[.F44]/([.D23]*10*4)" office:value-type="float" office:value="0.000000000907080514090402">
            <text:p>9.07E-01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ransfer time</text:p>
          </table:table-cell>
          <table:table-cell office:value-type="string">
            <text:p>Transfer Time</text:p>
          </table:table-cell>
          <table:table-cell office:value-type="string">
            <text:p>Allocation Time</text:p>
          </table:table-cell>
          <table:table-cell office:value-type="string">
            <text:p>Transfer Time</text:p>
          </table:table-cell>
          <table:table-cell table:number-columns-repeated="2" office:value-type="string">
            <text:p>Total Ti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<text:s text:c="4"/>as floats</text:p>
          </table:table-cell>
          <table:table-cell office:value-type="string">
            <text:p><text:s text:c="3"/>as chars</text:p>
          </table:table-cell>
          <table:table-cell office:value-type="string">
            <text:p><text:s text:c="4"/>as floats</text:p>
          </table:table-cell>
          <table:table-cell office:value-type="string">
            <text:p><text:s text:c="4"/>as 2 chars</text:p>
          </table:table-cell>
          <table:table-cell office:value-type="string">
            <text:p><text:s text:c="4"/>as floats</text:p>
          </table:table-cell>
          <table:table-cell office:value-type="string">
            <text:p><text:s text:c="4"/>as chars</text:p>
          </table:table-cell>
          <table:table-cell office:value-type="string">
            <text:p>Time Difference</text:p>
          </table:table-cell>
          <table:table-cell/>
        </table:table-row>
        <table:table-row table:style-name="ro1">
          <table:table-cell table:number-columns-repeated="2" office:value-type="float" office:value="256">
            <text:p>256</text:p>
          </table:table-cell>
          <table:table-cell office:value-type="float" office:value="21">
            <text:p>21</text:p>
          </table:table-cell>
          <table:table-cell table:style-name="ce5" office:value-type="float" office:value="0.268128">
            <text:p>0.268128</text:p>
          </table:table-cell>
          <table:table-cell table:style-name="ce5" table:formula="oooc:=[.$D$39]*[.H23]" office:value-type="float" office:value="0.0134064">
            <text:p>0.013406</text:p>
          </table:table-cell>
          <table:table-cell table:style-name="ce5" office:value-type="float" office:value="0.049935">
            <text:p>0.049935</text:p>
          </table:table-cell>
          <table:table-cell table:style-name="ce5" table:formula="oooc:=[.$D$40]*[.H23]" office:value-type="float" office:value="0.00249675">
            <text:p>0.002497</text:p>
          </table:table-cell>
          <table:table-cell table:formula="oooc:=[.D44]+[.F44]" office:value-type="float" office:value="0.318063">
            <text:p>0.32</text:p>
          </table:table-cell>
          <table:table-cell table:formula="oooc:=[.E44]+[.G44]" office:value-type="float" office:value="0.01590315">
            <text:p>0.02</text:p>
          </table:table-cell>
          <table:table-cell table:formula="oooc:=[.H44]-[.I44]" office:value-type="float" office:value="0.30215985">
            <text:p>0.3</text:p>
          </table:table-cell>
          <table:table-cell table:style-name="ce4"/>
        </table:table-row>
        <table:table-row table:style-name="ro1">
          <table:table-cell table:formula="oooc:=[.A44]*2" office:value-type="float" office:value="512">
            <text:p>512</text:p>
          </table:table-cell>
          <table:table-cell table:formula="oooc:=[.B44]*2" office:value-type="float" office:value="512">
            <text:p>512</text:p>
          </table:table-cell>
          <table:table-cell table:formula="oooc:=[.C44]" office:value-type="float" office:value="21">
            <text:p>21</text:p>
          </table:table-cell>
          <table:table-cell table:style-name="ce5" table:formula="oooc:=[.F24]*[.$D$39]" office:value-type="float" office:value="0.9652608">
            <text:p>0.965261</text:p>
          </table:table-cell>
          <table:table-cell table:style-name="ce5" table:formula="oooc:=[.$D$39]*[.H24]" office:value-type="float" office:value="0.0536256">
            <text:p>0.053626</text:p>
          </table:table-cell>
          <table:table-cell table:style-name="ce5" table:formula="oooc:=[.$D$40]*[.F24]" office:value-type="float" office:value="0.179766">
            <text:p>0.179766</text:p>
          </table:table-cell>
          <table:table-cell table:style-name="ce5" table:formula="oooc:=[.$D$40]*[.H24]" office:value-type="float" office:value="0.009987">
            <text:p>0.009987</text:p>
          </table:table-cell>
          <table:table-cell table:formula="oooc:=[.D45]+[.F45]" office:value-type="float" office:value="1.1450268">
            <text:p>1.15</text:p>
          </table:table-cell>
          <table:table-cell table:formula="oooc:=[.E45]+[.G45]" office:value-type="float" office:value="0.0636126">
            <text:p>0.06</text:p>
          </table:table-cell>
          <table:table-cell table:formula="oooc:=[.H45]-[.I45]" office:value-type="float" office:value="1.0814142">
            <text:p>1.08</text:p>
          </table:table-cell>
          <table:table-cell/>
        </table:table-row>
        <table:table-row table:style-name="ro1">
          <table:table-cell table:formula="oooc:=[.A45]*2" office:value-type="float" office:value="1024">
            <text:p>1024</text:p>
          </table:table-cell>
          <table:table-cell table:formula="oooc:=[.B45]*2" office:value-type="float" office:value="1024">
            <text:p>1024</text:p>
          </table:table-cell>
          <table:table-cell table:formula="oooc:=[.C45]" office:value-type="float" office:value="21">
            <text:p>21</text:p>
          </table:table-cell>
          <table:table-cell table:style-name="ce5" table:formula="oooc:=[.F25]*[.$D$39]" office:value-type="float" office:value="3.8610432">
            <text:p>3.861043</text:p>
          </table:table-cell>
          <table:table-cell table:style-name="ce5" table:formula="oooc:=[.$D$39]*[.H25]" office:value-type="float" office:value="0.2145024">
            <text:p>0.214502</text:p>
          </table:table-cell>
          <table:table-cell table:style-name="ce5" table:formula="oooc:=[.$D$40]*[.F25]" office:value-type="float" office:value="0.719064">
            <text:p>0.719064</text:p>
          </table:table-cell>
          <table:table-cell table:style-name="ce5" table:formula="oooc:=[.$D$40]*[.H25]" office:value-type="float" office:value="0.039948">
            <text:p>0.039948</text:p>
          </table:table-cell>
          <table:table-cell table:formula="oooc:=[.D46]+[.F46]" office:value-type="float" office:value="4.5801072">
            <text:p>4.58</text:p>
          </table:table-cell>
          <table:table-cell table:formula="oooc:=[.E46]+[.G46]" office:value-type="float" office:value="0.2544504">
            <text:p>0.25</text:p>
          </table:table-cell>
          <table:table-cell table:formula="oooc:=[.H46]-[.I46]" office:value-type="float" office:value="4.3256568">
            <text:p>4.33</text:p>
          </table:table-cell>
          <table:table-cell/>
        </table:table-row>
        <table:table-row table:style-name="ro1">
          <table:table-cell table:formula="oooc:=[.A46]*2" office:value-type="float" office:value="2048">
            <text:p>2048</text:p>
          </table:table-cell>
          <table:table-cell table:formula="oooc:=[.B46]*2" office:value-type="float" office:value="2048">
            <text:p>2048</text:p>
          </table:table-cell>
          <table:table-cell table:formula="oooc:=[.C46]" office:value-type="float" office:value="21">
            <text:p>21</text:p>
          </table:table-cell>
          <table:table-cell table:style-name="ce5" table:formula="oooc:=[.F26]*[.$D$39]" office:value-type="float" office:value="15.4441728">
            <text:p>15.444173</text:p>
          </table:table-cell>
          <table:table-cell table:style-name="ce5" table:formula="oooc:=[.$D$39]*[.H26]" office:value-type="float" office:value="0.8580096">
            <text:p>0.858010</text:p>
          </table:table-cell>
          <table:table-cell table:style-name="ce5" table:formula="oooc:=[.$D$40]*[.F26]" office:value-type="float" office:value="2.876256">
            <text:p>2.876256</text:p>
          </table:table-cell>
          <table:table-cell table:style-name="ce5" table:formula="oooc:=[.$D$40]*[.H26]" office:value-type="float" office:value="0.159792">
            <text:p>0.159792</text:p>
          </table:table-cell>
          <table:table-cell table:formula="oooc:=[.D47]+[.F47]" office:value-type="float" office:value="18.3204288">
            <text:p>18.32</text:p>
          </table:table-cell>
          <table:table-cell table:formula="oooc:=[.E47]+[.G47]" office:value-type="float" office:value="1.0178016">
            <text:p>1.02</text:p>
          </table:table-cell>
          <table:table-cell table:formula="oooc:=[.H47]-[.I47]" office:value-type="float" office:value="17.3026272">
            <text:p>17.3</text:p>
          </table:table-cell>
          <table:table-cell/>
        </table:table-row>
        <table:table-row table:style-name="ro1">
          <table:table-cell table:formula="oooc:=[.A47]*2" office:value-type="float" office:value="4096">
            <text:p>4096</text:p>
          </table:table-cell>
          <table:table-cell table:formula="oooc:=[.B47]*2" office:value-type="float" office:value="4096">
            <text:p>4096</text:p>
          </table:table-cell>
          <table:table-cell table:formula="oooc:=[.C47]" office:value-type="float" office:value="21">
            <text:p>21</text:p>
          </table:table-cell>
          <table:table-cell table:style-name="ce5" table:formula="oooc:=[.F27]*[.$D$39]" office:value-type="float" office:value="61.7766912">
            <text:p>61.776691</text:p>
          </table:table-cell>
          <table:table-cell table:style-name="ce5" table:formula="oooc:=[.$D$39]*[.H27]" office:value-type="float" office:value="3.4320384">
            <text:p>3.432038</text:p>
          </table:table-cell>
          <table:table-cell table:style-name="ce5" table:formula="oooc:=[.$D$40]*[.F27]" office:value-type="float" office:value="11.505024">
            <text:p>11.505024</text:p>
          </table:table-cell>
          <table:table-cell table:style-name="ce5" table:formula="oooc:=[.$D$40]*[.H27]" office:value-type="float" office:value="0.639168">
            <text:p>0.639168</text:p>
          </table:table-cell>
          <table:table-cell table:formula="oooc:=[.D48]+[.F48]" office:value-type="float" office:value="73.2817152">
            <text:p>73.28</text:p>
          </table:table-cell>
          <table:table-cell table:formula="oooc:=[.E48]+[.G48]" office:value-type="float" office:value="4.0712064">
            <text:p>4.07</text:p>
          </table:table-cell>
          <table:table-cell table:formula="oooc:=[.H48]-[.I48]" office:value-type="float" office:value="69.2105088">
            <text:p>69.21</text:p>
          </table:table-cell>
          <table:table-cell/>
        </table:table-row>
        <table:table-row table:style-name="ro1">
          <table:table-cell table:formula="oooc:=[.A48]*2" office:value-type="float" office:value="8192">
            <text:p>8192</text:p>
          </table:table-cell>
          <table:table-cell table:formula="oooc:=[.B48]*2" office:value-type="float" office:value="8192">
            <text:p>8192</text:p>
          </table:table-cell>
          <table:table-cell table:formula="oooc:=[.C48]" office:value-type="float" office:value="21">
            <text:p>21</text:p>
          </table:table-cell>
          <table:table-cell table:style-name="ce5" table:formula="oooc:=[.F28]*[.$D$39]" office:value-type="float" office:value="247.1067648">
            <text:p>247.106765</text:p>
          </table:table-cell>
          <table:table-cell table:style-name="ce5" table:formula="oooc:=[.$D$39]*[.H28]" office:value-type="float" office:value="13.7281536">
            <text:p>13.728154</text:p>
          </table:table-cell>
          <table:table-cell table:style-name="ce5" table:formula="oooc:=[.$D$40]*[.F28]" office:value-type="float" office:value="46.020096">
            <text:p>46.020096</text:p>
          </table:table-cell>
          <table:table-cell table:style-name="ce5" table:formula="oooc:=[.$D$40]*[.H28]" office:value-type="float" office:value="2.556672">
            <text:p>2.556672</text:p>
          </table:table-cell>
          <table:table-cell table:formula="oooc:=[.D49]+[.F49]" office:value-type="float" office:value="293.1268608">
            <text:p>293.13</text:p>
          </table:table-cell>
          <table:table-cell table:formula="oooc:=[.E49]+[.G49]" office:value-type="float" office:value="16.2848256">
            <text:p>16.28</text:p>
          </table:table-cell>
          <table:table-cell table:formula="oooc:=[.H49]-[.I49]" office:value-type="float" office:value="276.8420352">
            <text:p>276.84</text:p>
          </table:table-cell>
          <table:table-cell/>
        </table:table-row>
        <table:table-row table:style-name="ro1">
          <table:table-cell table:formula="oooc:=[.A49]*2" office:value-type="float" office:value="16384">
            <text:p>16384</text:p>
          </table:table-cell>
          <table:table-cell table:formula="oooc:=[.B49]*2" office:value-type="float" office:value="16384">
            <text:p>16384</text:p>
          </table:table-cell>
          <table:table-cell table:formula="oooc:=[.C49]" office:value-type="float" office:value="21">
            <text:p>21</text:p>
          </table:table-cell>
          <table:table-cell table:style-name="ce5" table:formula="oooc:=[.F29]*[.$D$39]" office:value-type="float" office:value="988.4270592">
            <text:p>988.427059</text:p>
          </table:table-cell>
          <table:table-cell table:style-name="ce5" table:formula="oooc:=[.$D$39]*[.H29]" office:value-type="float" office:value="54.9126144">
            <text:p>54.912614</text:p>
          </table:table-cell>
          <table:table-cell table:style-name="ce5" table:formula="oooc:=[.$D$40]*[.F29]" office:value-type="float" office:value="184.080384">
            <text:p>184.080384</text:p>
          </table:table-cell>
          <table:table-cell table:style-name="ce5" table:formula="oooc:=[.$D$40]*[.H29]" office:value-type="float" office:value="10.226688">
            <text:p>10.226688</text:p>
          </table:table-cell>
          <table:table-cell table:formula="oooc:=[.D50]+[.F50]" office:value-type="float" office:value="1172.5074432">
            <text:p>1172.51</text:p>
          </table:table-cell>
          <table:table-cell table:formula="oooc:=[.E50]+[.G50]" office:value-type="float" office:value="65.1393024">
            <text:p>65.14</text:p>
          </table:table-cell>
          <table:table-cell table:formula="oooc:=[.H50]-[.I50]" office:value-type="float" office:value="1107.3681408">
            <text:p>1107.37</text:p>
          </table:table-cell>
          <table:table-cell/>
        </table:table-row>
        <table:table-row table:style-name="ro1">
          <table:table-cell table:number-columns-repeated="3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umerator</text:p>
          </table:table-cell>
          <table:table-cell table:style-name="ce5" office:value-type="string">
            <text:p>Denominator</text:p>
          </table:table-cell>
          <table:table-cell table:style-name="ce5" office:value-type="string">
            <text:p>Encode Op</text:p>
          </table:table-cell>
          <table:table-cell table:style-name="ce5" office:value-type="string">
            <text:p>Decode Op</text:p>
          </table:table-cell>
          <table:table-cell table:style-name="ce5" office:value-type="string">
            <text:p>Total Extra Ops</text:p>
          </table:table-cell>
          <table:table-cell office:value-type="string">
            <text:p>CUDA Clock Cyc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xtra Mult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table:formula="oooc:=[.F53]+[.E53]+[.D53]+[.C53]" office:value-type="float" office:value="30">
            <text:p>30</text:p>
          </table:table-cell>
          <table:table-cell table:formula="oooc:=4*([.G53]+[.F53]+[.E53]+[.D53]+[.C53])" office:value-type="float" office:value="240">
            <text:p>2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xtra Add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table:formula="oooc:=[.F54]+[.E54]+[.D54]+[.C54]" office:value-type="float" office:value="23">
            <text:p>23</text:p>
          </table:table-cell>
          <table:table-cell table:formula="oooc:=4*([.G54]+[.F54]+[.E54]+[.D54]+[.C54])" office:value-type="float" office:value="184">
            <text:p>18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xtra Divis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formula="oooc:=[.F55]+[.E55]+[.D55]+[.C55]" office:value-type="float" office:value="1">
            <text:p>1</text:p>
          </table:table-cell>
          <table:table-cell table:formula="oooc:=16*([.G55]+[.F55]+[.E55]+[.D55]+[.C55])"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xtra Bitwise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6">
            <text:p>16</text:p>
          </table:table-cell>
          <table:table-cell table:style-name="ce3" table:formula="oooc:=[.F56]+[.E56]+[.D56]+[.C56]" office:value-type="float" office:value="24">
            <text:p>24</text:p>
          </table:table-cell>
          <table:table-cell table:formula="oooc:=4*([.G56]+[.F56]+[.E56]+[.D56]+[.C56]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2"/>
          <table:table-cell table:formula="oooc:=[.H56]+[.H55]+[.H54]+[.H53]" office:value-type="float" office:value="648">
            <text:p>648</text:p>
          </table:table-cell>
          <table:table-cell office:value-type="string">
            <text:p>~Total Extra Cycles (per iteration)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char domain</text:p>
          </table:table-cell>
          <table:table-cell office:value-type="string">
            <text:p>2048x2048x2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loat domain</text:p>
          </table:table-cell>
          <table:table-cell office:value-type="string">
            <text:p>512x512x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ooc:=2048*2048*21/(512*512*21)" office:value-type="float" office:value="16">
            <text:p>16</text:p>
          </table:table-cell>
          <table:table-cell office:value-type="string">
            <text:p>float transfer per char transfer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X is number of domain transfer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pprox. time to solution with float = X * 16 transfers * 3600 * cycles / transfer + i iterations * c cycles / iteratio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pprox. time to solution with char = X * 1 transfer * 400 * cycles / transfer + I iterations * (c + 648) cycles / iteration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When are these equal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When 57200 X = i 648, or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X = 194400 / 57200</text:p>
          </table:table-cell>
          <table:table-cell/>
          <table:table-cell table:style-name="ce6" table:formula="oooc:=194400 / 57200" office:value-type="float" office:value="3.3986013986014">
            <text:p>3.399</text:p>
          </table:table-cell>
          <table:table-cell office:value-type="string">
            <text:p>transfers needed for char storage to overtake float storage.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hat should equate to a domain of 4096x4096x21.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hat is 32 times the size of domains being solved as of 10-3-200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Does that correspond to the data above? → Not going to answer that today, tough luck.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date" office:date-value="2009-03-03">
            <text:p>03/03/09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table:style-name="ce1" office:value-type="string">
            <text:p>Actually attempting to implement the compressed boundaries (months ago) has lead me to suspect that they may be a wash per iteration. (Very good.)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table:style-name="ce1" office:value-type="string">
            <text:p>This is due to the nature of the device memory accesses taking place. Elements from each of e, f, g, h, m and n are accessed.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table:style-name="ce1" office:value-type="string">
            <text:p>(The denominator is encoded into these matrices, leaving out o, p and q.) For each cell accessed that is 6 floats. Even encoding the 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table:style-name="ce1" office:value-type="string">
            <text:p>boundaries into 4bytes (one float) reduces the number of memory accesses necessary, reducing memory bandwidth usage.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date" office:date-value="2009-03-05">
            <text:p>03/05/09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table:style-name="ce1" office:value-type="string">
            <text:p>Looking at the calculations above, 2 chars are used, which should be two bytes. As implemented and commit at this date, the boundary data is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table:style-name="ce1" office:value-type="string">
            <text:p>pushed and pulled in and out of an integer (or 4 bytes). While this the most efficient space-wise, it still leads to considerable space savings.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table:style-name="ce1" office:value-type="string">
            <text:p>This difference would affect the number of transfers before compression exceeds non-compression in time to solution. 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table:style-name="ce1" office:value-type="string">
            <text:p>Preconditioning times for the uncompressed data are not considered.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table:style-name="ce1" office:value-type="string">
            <text:p>The uncompressed version runs at about ~.80-.85 % of the time for the compressed version.</text:p>
          </table:table-cell>
          <table:table-cell table:style-name="ce1" table:number-columns-repeated="7"/>
          <table:table-cell table:number-columns-repeated="3"/>
        </table:table-row>
        <table:table-row table:style-name="ro1">
          <table:table-cell table:style-name="ce1" office:value-type="string">
            <text:p>The difference is the extra computations for decoding and extra operations due to not preconditioning the boundary data.</text:p>
          </table:table-cell>
          <table:table-cell table:style-name="ce1" table:number-columns-repeated="7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5">03/05/2009</text:date>, <text:time>13:0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Andrew Larson</meta:initial-creator>
    <meta:creation-date>2008-10-03T12:16:18</meta:creation-date>
    <dc:creator>Andrew Larson</dc:creator>
    <dc:date>2009-03-05T13:08:33</dc:date>
    <meta:editing-cycles>11</meta:editing-cycles>
    <meta:editing-duration>PT2H13M24S</meta:editing-duration>
    <meta:user-defined meta:name="Info 1"/>
    <meta:user-defined meta:name="Info 2"/>
    <meta:user-defined meta:name="Info 3"/>
    <meta:user-defined meta:name="Info 4"/>
    <meta:document-statistic meta:table-count="3" meta:cell-count="272"/>
  </office:meta>
</office:document-meta>
</file>